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row>
              <msub>
                <mrow>
                  <mover accent="true">
                    <mi>x</mi>
                    <mo stretchy="false">̄</mo>
                  </mover>
                </mrow>
                <mi>i</mi>
              </msub>
              <mo stretchy="false">=</mo>
              <mrow>
                <munderover>
                  <mo stretchy="false">∑</mo>
                  <mrow>
                    <mi>j</mi>
                    <mo stretchy="false">=</mo>
                    <mn>1</mn>
                  </mrow>
                  <mi>n</mi>
                </munderover>
                <mrow>
                  <mo stretchy="false">(</mo>
                  <mrow>
                    <msub>
                      <mrow>
                        <mstyle mathvariant="bold">
                          <mrow>
                            <mi>e</mi>
                          </mrow>
                        </mstyle>
                      </mrow>
                      <mi>i</mi>
                    </msub>
                    <msub>
                      <mrow>
                        <mover accent="true">
                          <mstyle mathvariant="bold">
                            <mrow>
                              <mi>e</mi>
                            </mrow>
                          </mstyle>
                          <mo stretchy="false">̄</mo>
                        </mover>
                      </mrow>
                      <mi>j</mi>
                    </msub>
                  </mrow>
                  <mo stretchy="false">)</mo>
                </mrow>
              </mrow>
            </mrow>
            <msub>
              <mi>x</mi>
              <mi>j</mi>
            </msub>
          </mrow>
        </mtd>
      </mtr>
      <mtr>
        <mtd>
          <mrow/>
        </mtd>
      </mtr>
      <mtr>
        <mtd>
          <mrow>
            <mrow>
              <msub>
                <mrow>
                  <mover accent="true">
                    <mi>x</mi>
                    <mo stretchy="false">̄</mo>
                  </mover>
                </mrow>
                <mi>i</mi>
              </msub>
              <mo stretchy="false">=</mo>
              <mrow>
                <mrow>
                  <mrow>
                    <munderover>
                      <mo stretchy="false">∑</mo>
                      <mrow>
                        <mi>j</mi>
                        <mo stretchy="false">=</mo>
                        <mn>1</mn>
                      </mrow>
                      <mi>n</mi>
                    </munderover>
                    <mfenced open="(" close=")">
                      <mrow>
                        <mtable>
                          <mtr>
                            <mtd>
                              <mrow>
                                <mn>.</mn>
                              </mrow>
                            </mtd>
                            <mtd>
                              <mrow>
                                <mn>.</mn>
                              </mrow>
                            </mtd>
                            <mtd>
                              <mrow>
                                <mn>.</mn>
                              </mrow>
                            </mtd>
                            <mtd>
                              <mrow>
                                <mn>.</mn>
                              </mrow>
                            </mtd>
                          </mtr>
                          <mtr>
                            <mtd>
                              <mrow>
                                <msub>
                                  <mi>e</mi>
                                  <mrow>
                                    <msub>
                                      <mi>i</mi>
                                      <mn>1</mn>
                                    </msub>
                                  </mrow>
                                </msub>
                              </mrow>
                            </mtd>
                            <mtd>
                              <mrow>
                                <msub>
                                  <mi>e</mi>
                                  <mrow>
                                    <msub>
                                      <mi>i</mi>
                                      <mn>2</mn>
                                    </msub>
                                  </mrow>
                                </msub>
                              </mrow>
                            </mtd>
                            <mtd>
                              <mrow>
                                <msub>
                                  <mi>e</mi>
                                  <mrow>
                                    <msub>
                                      <mi>i</mi>
                                      <mn>3</mn>
                                    </msub>
                                  </mrow>
                                </msub>
                              </mrow>
                            </mtd>
                            <mtd>
                              <mrow>
                                <msub>
                                  <mi>e</mi>
                                  <mrow>
                                    <msub>
                                      <mi>i</mi>
                                      <mn>4</mn>
                                    </msub>
                                  </mrow>
                                </msub>
                              </mrow>
                            </mtd>
                          </mtr>
                          <mtr>
                            <mtd>
                              <mrow>
                                <mn>.</mn>
                              </mrow>
                            </mtd>
                            <mtd>
                              <mrow>
                                <mn>.</mn>
                              </mrow>
                            </mtd>
                            <mtd>
                              <mrow>
                                <mn>.</mn>
                              </mrow>
                            </mtd>
                            <mtd>
                              <mrow>
                                <mn>.</mn>
                              </mrow>
                            </mtd>
                          </mtr>
                          <mtr>
                            <mtd>
                              <mrow>
                                <mn>.</mn>
                              </mrow>
                            </mtd>
                            <mtd>
                              <mrow>
                                <mn>.</mn>
                              </mrow>
                            </mtd>
                            <mtd>
                              <mrow>
                                <mn>.</mn>
                              </mrow>
                            </mtd>
                            <mtd>
                              <mrow>
                                <mn>.</mn>
                              </mrow>
                            </mtd>
                          </mtr>
                        </mtable>
                      </mrow>
                    </mfenced>
                  </mrow>
                  <mo stretchy="false">⋅</mo>
                  <mfenced open="(" close=")">
                    <mrow>
                      <mtable>
                        <mtr>
                          <mtd>
                            <mrow>
                              <msub>
                                <mrow>
                                  <mover accent="true">
                                    <mi>e</mi>
                                    <mo stretchy="false">̄</mo>
                                  </mover>
                                </mrow>
                                <mrow>
                                  <msub>
                                    <mrow>
                                      <mrow>
                                        <mi>j</mi>
                                        <mo stretchy="false">=</mo>
                                        <mn>1</mn>
                                      </mrow>
                                    </mrow>
                                    <mn>1</mn>
                                  </msub>
                                </mrow>
                              </msub>
                            </mrow>
                          </mtd>
                          <mtd>
                            <mrow>
                              <msub>
                                <mrow>
                                  <mover accent="true">
                                    <mi>e</mi>
                                    <mo stretchy="false">̄</mo>
                                  </mover>
                                </mrow>
                                <mrow>
                                  <msub>
                                    <mrow>
                                      <mrow>
                                        <mi>j</mi>
                                        <mo stretchy="false">=</mo>
                                        <mn>2</mn>
                                      </mrow>
                                    </mrow>
                                    <mn>1</mn>
                                  </msub>
                                </mrow>
                              </msub>
                            </mrow>
                          </mtd>
                          <mtd>
                            <mrow>
                              <msub>
                                <mrow>
                                  <mover accent="true">
                                    <mi>e</mi>
                                    <mo stretchy="false">̄</mo>
                                  </mover>
                                </mrow>
                                <mrow>
                                  <msub>
                                    <mrow>
                                      <mrow>
                                        <mi>j</mi>
                                        <mo stretchy="false">=</mo>
                                        <mo stretchy="false">⋮</mo>
                                      </mrow>
                                    </mrow>
                                    <mn>1</mn>
                                  </msub>
                                </mrow>
                              </msub>
                            </mrow>
                          </mtd>
                          <mtd>
                            <mrow>
                              <msub>
                                <mrow>
                                  <mover accent="true">
                                    <mi>e</mi>
                                    <mo stretchy="false">̄</mo>
                                  </mover>
                                </mrow>
                                <mrow>
                                  <msub>
                                    <mrow>
                                      <mrow>
                                        <mi>j</mi>
                                        <mo stretchy="false">=</mo>
                                        <mi>n</mi>
                                      </mrow>
                                    </mrow>
                                    <mn>1</mn>
                                  </msub>
                                </mrow>
                              </msub>
                            </mrow>
                          </mtd>
                        </mtr>
                        <mtr>
                          <mtd>
                            <mrow>
                              <msub>
                                <mrow>
                                  <mover accent="true">
                                    <mi>e</mi>
                                    <mo stretchy="false">̄</mo>
                                  </mover>
                                </mrow>
                                <mrow>
                                  <msub>
                                    <mrow>
                                      <mrow>
                                        <mi>j</mi>
                                        <mo stretchy="false">=</mo>
                                        <mn>1</mn>
                                      </mrow>
                                    </mrow>
                                    <mn>2</mn>
                                  </msub>
                                </mrow>
                              </msub>
                            </mrow>
                          </mtd>
                          <mtd>
                            <mrow>
                              <msub>
                                <mrow>
                                  <mover accent="true">
                                    <mi>e</mi>
                                    <mo stretchy="false">̄</mo>
                                  </mover>
                                </mrow>
                                <mrow>
                                  <msub>
                                    <mrow>
                                      <mrow>
                                        <mi>j</mi>
                                        <mo stretchy="false">=</mo>
                                        <mn>2</mn>
                                      </mrow>
                                    </mrow>
                                    <mn>2</mn>
                                  </msub>
                                </mrow>
                              </msub>
                            </mrow>
                          </mtd>
                          <mtd>
                            <mrow>
                              <msub>
                                <mrow>
                                  <mover accent="true">
                                    <mi>e</mi>
                                    <mo stretchy="false">̄</mo>
                                  </mover>
                                </mrow>
                                <mrow>
                                  <msub>
                                    <mrow>
                                      <mrow>
                                        <mi>j</mi>
                                        <mo stretchy="false">=</mo>
                                        <mo stretchy="false">⋮</mo>
                                      </mrow>
                                    </mrow>
                                    <mn>2</mn>
                                  </msub>
                                </mrow>
                              </msub>
                            </mrow>
                          </mtd>
                          <mtd>
                            <mrow>
                              <msub>
                                <mrow>
                                  <mover accent="true">
                                    <mi>e</mi>
                                    <mo stretchy="false">̄</mo>
                                  </mover>
                                </mrow>
                                <mrow>
                                  <msub>
                                    <mrow>
                                      <mrow>
                                        <mi>j</mi>
                                        <mo stretchy="false">=</mo>
                                        <mi>n</mi>
                                      </mrow>
                                    </mrow>
                                    <mn>2</mn>
                                  </msub>
                                </mrow>
                              </msub>
                            </mrow>
                          </mtd>
                        </mtr>
                        <mtr>
                          <mtd>
                            <mrow>
                              <msub>
                                <mrow>
                                  <mover accent="true">
                                    <mi>e</mi>
                                    <mo stretchy="false">̄</mo>
                                  </mover>
                                </mrow>
                                <mrow>
                                  <msub>
                                    <mrow>
                                      <mrow>
                                        <mi>j</mi>
                                        <mo stretchy="false">=</mo>
                                        <mn>1</mn>
                                      </mrow>
                                    </mrow>
                                    <mn>3</mn>
                                  </msub>
                                </mrow>
                              </msub>
                            </mrow>
                          </mtd>
                          <mtd>
                            <mrow>
                              <msub>
                                <mrow>
                                  <mover accent="true">
                                    <mi>e</mi>
                                    <mo stretchy="false">̄</mo>
                                  </mover>
                                </mrow>
                                <mrow>
                                  <msub>
                                    <mrow>
                                      <mrow>
                                        <mi>j</mi>
                                        <mo stretchy="false">=</mo>
                                        <mn>2</mn>
                                      </mrow>
                                    </mrow>
                                    <mn>3</mn>
                                  </msub>
                                </mrow>
                              </msub>
                            </mrow>
                          </mtd>
                          <mtd>
                            <mrow>
                              <msub>
                                <mrow>
                                  <mover accent="true">
                                    <mi>e</mi>
                                    <mo stretchy="false">̄</mo>
                                  </mover>
                                </mrow>
                                <mrow>
                                  <msub>
                                    <mrow>
                                      <mrow>
                                        <mi>j</mi>
                                        <mo stretchy="false">=</mo>
                                        <mo stretchy="false">⋮</mo>
                                      </mrow>
                                    </mrow>
                                    <mn>3</mn>
                                  </msub>
                                </mrow>
                              </msub>
                            </mrow>
                          </mtd>
                          <mtd>
                            <mrow>
                              <msub>
                                <mrow>
                                  <mover accent="true">
                                    <mi>e</mi>
                                    <mo stretchy="false">̄</mo>
                                  </mover>
                                </mrow>
                                <mrow>
                                  <msub>
                                    <mrow>
                                      <mrow>
                                        <mi>j</mi>
                                        <mo stretchy="false">=</mo>
                                        <mi>n</mi>
                                      </mrow>
                                    </mrow>
                                    <mn>3</mn>
                                  </msub>
                                </mrow>
                              </msub>
                            </mrow>
                          </mtd>
                        </mtr>
                        <mtr>
                          <mtd>
                            <mrow>
                              <msub>
                                <mrow>
                                  <mover accent="true">
                                    <mi>e</mi>
                                    <mo stretchy="false">̄</mo>
                                  </mover>
                                </mrow>
                                <mrow>
                                  <msub>
                                    <mrow>
                                      <mrow>
                                        <mi>j</mi>
                                        <mo stretchy="false">=</mo>
                                        <mn>1</mn>
                                      </mrow>
                                    </mrow>
                                    <mn>4</mn>
                                  </msub>
                                </mrow>
                              </msub>
                            </mrow>
                          </mtd>
                          <mtd>
                            <mrow>
                              <msub>
                                <mrow>
                                  <mover accent="true">
                                    <mi>e</mi>
                                    <mo stretchy="false">̄</mo>
                                  </mover>
                                </mrow>
                                <mrow>
                                  <msub>
                                    <mrow>
                                      <mrow>
                                        <mi>j</mi>
                                        <mo stretchy="false">=</mo>
                                        <mn>2</mn>
                                      </mrow>
                                    </mrow>
                                    <mn>4</mn>
                                  </msub>
                                </mrow>
                              </msub>
                            </mrow>
                          </mtd>
                          <mtd>
                            <mrow>
                              <msub>
                                <mrow>
                                  <mover accent="true">
                                    <mi>e</mi>
                                    <mo stretchy="false">̄</mo>
                                  </mover>
                                </mrow>
                                <mrow>
                                  <msub>
                                    <mrow>
                                      <mrow>
                                        <mi>j</mi>
                                        <mo stretchy="false">=</mo>
                                        <mo stretchy="false">⋮</mo>
                                      </mrow>
                                    </mrow>
                                    <mn>4</mn>
                                  </msub>
                                </mrow>
                              </msub>
                            </mrow>
                          </mtd>
                          <mtd>
                            <mrow>
                              <msub>
                                <mrow>
                                  <mover accent="true">
                                    <mi>e</mi>
                                    <mo stretchy="false">̄</mo>
                                  </mover>
                                </mrow>
                                <mrow>
                                  <msub>
                                    <mrow>
                                      <mrow>
                                        <mi>j</mi>
                                        <mo stretchy="false">=</mo>
                                        <mi>n</mi>
                                      </mrow>
                                    </mrow>
                                    <mn>4</mn>
                                  </msub>
                                </mrow>
                              </msub>
                            </mrow>
                          </mtd>
                        </mtr>
                      </mtable>
                    </mrow>
                  </mfenced>
                </mrow>
                <mo stretchy="false">⋅</mo>
                <msub>
                  <mi>x</mi>
                  <mrow>
                    <mstyle mathvariant="bold">
                      <mrow>
                        <mi>j</mi>
                      </mrow>
                    </mstyle>
                    <mrow>
                      <mo stretchy="false">(</mo>
                      <mrow>
                        <mi>!</mi>
                      </mrow>
                      <mo stretchy="false">)</mo>
                    </mrow>
                  </mrow>
                </msub>
              </mrow>
            </mrow>
          </mrow>
        </mtd>
      </mtr>
      <mtr>
        <mtd>
          <mrow/>
        </mtd>
      </mtr>
      <mtr>
        <mtd>
          <mrow>
            <mrow>
              <mrow>
                <msub>
                  <mrow>
                    <mover accent="true">
                      <mi>x</mi>
                      <mo stretchy="false">̄</mo>
                    </mover>
                  </mrow>
                  <mi>i</mi>
                </msub>
                <mo stretchy="false">=</mo>
                <mrow>
                  <mfenced open="(" close=")">
                    <mrow>
                      <mtable>
                        <mtr>
                          <mtd>
                            <mrow>
                              <mn>.</mn>
                              <msub>
                                <mfenced open="∣" close="〉">
                                  <mrow>
                                    <mover accent="true">
                                      <mi>e</mi>
                                      <mo stretchy="false">̄</mo>
                                    </mover>
                                  </mrow>
                                </mfenced>
                                <mrow>
                                  <mrow>
                                    <mi>j</mi>
                                    <mo stretchy="false">=</mo>
                                    <mn>1</mn>
                                  </mrow>
                                </mrow>
                              </msub>
                            </mrow>
                          </mtd>
                          <mtd>
                            <mrow>
                              <mn>.</mn>
                              <msub>
                                <mfenced open="∣" close="〉">
                                  <mrow>
                                    <mover accent="true">
                                      <mi>e</mi>
                                      <mo stretchy="false">̄</mo>
                                    </mover>
                                  </mrow>
                                </mfenced>
                                <mrow>
                                  <mrow>
                                    <mi>j</mi>
                                    <mo stretchy="false">=</mo>
                                    <mn>2</mn>
                                  </mrow>
                                </mrow>
                              </msub>
                            </mrow>
                          </mtd>
                          <mtd>
                            <mrow>
                              <mn>.</mn>
                              <msub>
                                <mfenced open="∣" close="〉">
                                  <mrow>
                                    <mover accent="true">
                                      <mi>e</mi>
                                      <mo stretchy="false">̄</mo>
                                    </mover>
                                  </mrow>
                                </mfenced>
                                <mrow>
                                  <mrow>
                                    <mi>j</mi>
                                    <mo stretchy="false">=</mo>
                                    <mo stretchy="false">⋮</mo>
                                  </mrow>
                                </mrow>
                              </msub>
                            </mrow>
                          </mtd>
                          <mtd>
                            <mrow>
                              <mn>.</mn>
                              <msub>
                                <mfenced open="∣" close="〉">
                                  <mrow>
                                    <mover accent="true">
                                      <mi>e</mi>
                                      <mo stretchy="false">̄</mo>
                                    </mover>
                                  </mrow>
                                </mfenced>
                                <mrow>
                                  <mrow>
                                    <mi>j</mi>
                                    <mo stretchy="false">=</mo>
                                    <mi>n</mi>
                                  </mrow>
                                </mrow>
                              </msub>
                            </mrow>
                          </mtd>
                        </mtr>
                        <mtr>
                          <mtd>
                            <mrow>
                              <msub>
                                <mfenced open="〈" close="∣">
                                  <mrow>
                                    <mi>e</mi>
                                  </mrow>
                                </mfenced>
                                <mrow>
                                  <mrow>
                                    <mi>i</mi>
                                    <mo stretchy="false">=</mo>
                                    <mi>i</mi>
                                  </mrow>
                                </mrow>
                              </msub>
                              <msub>
                                <mfenced open="∣" close="〉">
                                  <mrow>
                                    <mover accent="true">
                                      <mi>e</mi>
                                      <mo stretchy="false">̄</mo>
                                    </mover>
                                  </mrow>
                                </mfenced>
                                <mrow>
                                  <mrow>
                                    <mi>j</mi>
                                    <mo stretchy="false">=</mo>
                                    <mn>1</mn>
                                  </mrow>
                                </mrow>
                              </msub>
                            </mrow>
                          </mtd>
                          <mtd>
                            <mrow>
                              <msub>
                                <mfenced open="〈" close="∣">
                                  <mrow>
                                    <mi>e</mi>
                                  </mrow>
                                </mfenced>
                                <mrow>
                                  <mrow>
                                    <mi>i</mi>
                                    <mo stretchy="false">=</mo>
                                    <mi>i</mi>
                                  </mrow>
                                </mrow>
                              </msub>
                              <msub>
                                <mfenced open="∣" close="〉">
                                  <mrow>
                                    <mover accent="true">
                                      <mi>e</mi>
                                      <mo stretchy="false">̄</mo>
                                    </mover>
                                  </mrow>
                                </mfenced>
                                <mrow>
                                  <mrow>
                                    <mi>j</mi>
                                    <mo stretchy="false">=</mo>
                                    <mn>2</mn>
                                  </mrow>
                                </mrow>
                              </msub>
                            </mrow>
                          </mtd>
                          <mtd>
                            <mrow>
                              <msub>
                                <mfenced open="〈" close="∣">
                                  <mrow>
                                    <mi>e</mi>
                                  </mrow>
                                </mfenced>
                                <mrow>
                                  <mrow>
                                    <mi>i</mi>
                                    <mo stretchy="false">=</mo>
                                    <mi>i</mi>
                                  </mrow>
                                </mrow>
                              </msub>
                              <msub>
                                <mfenced open="∣" close="〉">
                                  <mrow>
                                    <mover accent="true">
                                      <mi>e</mi>
                                      <mo stretchy="false">̄</mo>
                                    </mover>
                                  </mrow>
                                </mfenced>
                                <mrow>
                                  <mrow>
                                    <mi>j</mi>
                                    <mo stretchy="false">=</mo>
                                    <mo stretchy="false">⋮</mo>
                                  </mrow>
                                </mrow>
                              </msub>
                            </mrow>
                          </mtd>
                          <mtd>
                            <mrow>
                              <msub>
                                <mfenced open="〈" close="∣">
                                  <mrow>
                                    <mi>e</mi>
                                  </mrow>
                                </mfenced>
                                <mrow>
                                  <mrow>
                                    <mi>i</mi>
                                    <mo stretchy="false">=</mo>
                                    <mi>i</mi>
                                  </mrow>
                                </mrow>
                              </msub>
                              <msub>
                                <mfenced open="∣" close="〉">
                                  <mrow>
                                    <mover accent="true">
                                      <mi>e</mi>
                                      <mo stretchy="false">̄</mo>
                                    </mover>
                                  </mrow>
                                </mfenced>
                                <mrow>
                                  <mrow>
                                    <mi>j</mi>
                                    <mo stretchy="false">=</mo>
                                    <mi>n</mi>
                                  </mrow>
                                </mrow>
                              </msub>
                            </mrow>
                          </mtd>
                        </mtr>
                        <mtr>
                          <mtd>
                            <mrow>
                              <mn>.</mn>
                              <msub>
                                <mfenced open="∣" close="〉">
                                  <mrow>
                                    <mover accent="true">
                                      <mi>e</mi>
                                      <mo stretchy="false">̄</mo>
                                    </mover>
                                  </mrow>
                                </mfenced>
                                <mrow>
                                  <mrow>
                                    <mi>j</mi>
                                    <mo stretchy="false">=</mo>
                                    <mn>1</mn>
                                  </mrow>
                                </mrow>
                              </msub>
                            </mrow>
                          </mtd>
                          <mtd>
                            <mrow>
                              <mn>.</mn>
                              <msub>
                                <mfenced open="∣" close="〉">
                                  <mrow>
                                    <mover accent="true">
                                      <mi>e</mi>
                                      <mo stretchy="false">̄</mo>
                                    </mover>
                                  </mrow>
                                </mfenced>
                                <mrow>
                                  <mrow>
                                    <mi>j</mi>
                                    <mo stretchy="false">=</mo>
                                    <mn>2</mn>
                                  </mrow>
                                </mrow>
                              </msub>
                            </mrow>
                          </mtd>
                          <mtd>
                            <mrow>
                              <mn>.</mn>
                              <msub>
                                <mfenced open="∣" close="〉">
                                  <mrow>
                                    <mover accent="true">
                                      <mi>e</mi>
                                      <mo stretchy="false">̄</mo>
                                    </mover>
                                  </mrow>
                                </mfenced>
                                <mrow>
                                  <mrow>
                                    <mi>j</mi>
                                    <mo stretchy="false">=</mo>
                                    <mo stretchy="false">⋮</mo>
                                  </mrow>
                                </mrow>
                              </msub>
                            </mrow>
                          </mtd>
                          <mtd>
                            <mrow>
                              <mn>.</mn>
                              <msub>
                                <mfenced open="∣" close="〉">
                                  <mrow>
                                    <mover accent="true">
                                      <mi>e</mi>
                                      <mo stretchy="false">̄</mo>
                                    </mover>
                                  </mrow>
                                </mfenced>
                                <mrow>
                                  <mrow>
                                    <mi>j</mi>
                                    <mo stretchy="false">=</mo>
                                    <mi>n</mi>
                                  </mrow>
                                </mrow>
                              </msub>
                            </mrow>
                          </mtd>
                        </mtr>
                        <mtr>
                          <mtd>
                            <mrow>
                              <mn>.</mn>
                              <msub>
                                <mfenced open="∣" close="〉">
                                  <mrow>
                                    <mover accent="true">
                                      <mi>e</mi>
                                      <mo stretchy="false">̄</mo>
                                    </mover>
                                  </mrow>
                                </mfenced>
                                <mrow>
                                  <mrow>
                                    <mi>j</mi>
                                    <mo stretchy="false">=</mo>
                                    <mn>1</mn>
                                  </mrow>
                                </mrow>
                              </msub>
                            </mrow>
                          </mtd>
                          <mtd>
                            <mrow>
                              <mn>.</mn>
                              <msub>
                                <mfenced open="∣" close="〉">
                                  <mrow>
                                    <mover accent="true">
                                      <mi>e</mi>
                                      <mo stretchy="false">̄</mo>
                                    </mover>
                                  </mrow>
                                </mfenced>
                                <mrow>
                                  <mrow>
                                    <mi>j</mi>
                                    <mo stretchy="false">=</mo>
                                    <mn>2</mn>
                                  </mrow>
                                </mrow>
                              </msub>
                            </mrow>
                          </mtd>
                          <mtd>
                            <mrow>
                              <mn>.</mn>
                              <msub>
                                <mfenced open="∣" close="〉">
                                  <mrow>
                                    <mover accent="true">
                                      <mi>e</mi>
                                      <mo stretchy="false">̄</mo>
                                    </mover>
                                  </mrow>
                                </mfenced>
                                <mrow>
                                  <mrow>
                                    <mi>j</mi>
                                    <mo stretchy="false">=</mo>
                                    <mo stretchy="false">⋮</mo>
                                  </mrow>
                                </mrow>
                              </msub>
                            </mrow>
                          </mtd>
                          <mtd>
                            <mrow>
                              <mn>.</mn>
                              <msub>
                                <mfenced open="∣" close="〉">
                                  <mrow>
                                    <mover accent="true">
                                      <mi>e</mi>
                                      <mo stretchy="false">̄</mo>
                                    </mover>
                                  </mrow>
                                </mfenced>
                                <mrow>
                                  <mrow>
                                    <mi>j</mi>
                                    <mo stretchy="false">=</mo>
                                    <mi>n</mi>
                                  </mrow>
                                </mrow>
                              </msub>
                            </mrow>
                          </mtd>
                        </mtr>
                      </mtable>
                    </mrow>
                  </mfenced>
                  <mo stretchy="false">⋅</mo>
                  <mfenced open="(" close=")">
                    <mrow>
                      <mtable>
                        <mtr>
                          <mtd>
                            <mrow>
                              <msub>
                                <mi>x</mi>
                                <mrow>
                                  <mrow>
                                    <mi>j</mi>
                                    <mo stretchy="false">=</mo>
                                    <mn>1</mn>
                                  </mrow>
                                </mrow>
                              </msub>
                            </mrow>
                          </mtd>
                        </mtr>
                        <mtr>
                          <mtd>
                            <mrow>
                              <msub>
                                <mi>x</mi>
                                <mrow>
                                  <mrow>
                                    <mi>j</mi>
                                    <mo stretchy="false">=</mo>
                                    <mn>2</mn>
                                  </mrow>
                                </mrow>
                              </msub>
                            </mrow>
                          </mtd>
                        </mtr>
                        <mtr>
                          <mtd>
                            <mrow>
                              <msub>
                                <mi>x</mi>
                                <mrow>
                                  <mrow>
                                    <mi>j</mi>
                                    <mo stretchy="false">=</mo>
                                    <mo stretchy="false">⋯</mo>
                                  </mrow>
                                </mrow>
                              </msub>
                            </mrow>
                          </mtd>
                        </mtr>
                        <mtr>
                          <mtd>
                            <mrow>
                              <msub>
                                <mi>x</mi>
                                <mrow>
                                  <mrow>
                                    <mi>j</mi>
                                    <mo stretchy="false">=</mo>
                                    <mi>n</mi>
                                  </mrow>
                                </mrow>
                              </msub>
                            </mrow>
                          </mtd>
                        </mtr>
                      </mtable>
                    </mrow>
                  </mfenced>
                </mrow>
              </mrow>
              <mo stretchy="false">=</mo>
              <msub>
                <mfenced open="〈" close="∣">
                  <mrow>
                    <mi>e</mi>
                  </mrow>
                </mfenced>
                <mrow>
                  <mrow>
                    <mi>i</mi>
                    <mo stretchy="false">=</mo>
                    <mi>i</mi>
                  </mrow>
                </mrow>
              </msub>
            </mrow>
            <msub>
              <mfenced open="∣" close="〉">
                <mrow>
                  <mover accent="true">
                    <mi>e</mi>
                    <mo stretchy="false">̄</mo>
                  </mover>
                </mrow>
              </mfenced>
              <mrow>
                <mrow>
                  <mi>j</mi>
                  <mo stretchy="false">=</mo>
                  <mn>1</mn>
                </mrow>
              </mrow>
            </msub>
            <mrow>
              <msub>
                <mi>x</mi>
                <mn>1</mn>
              </msub>
              <mo stretchy="false">+</mo>
              <msub>
                <mfenced open="〈" close="∣">
                  <mrow>
                    <mi>e</mi>
                  </mrow>
                </mfenced>
                <mrow>
                  <mrow>
                    <mi>i</mi>
                    <mo stretchy="false">=</mo>
                    <mi>i</mi>
                  </mrow>
                </mrow>
              </msub>
            </mrow>
            <msub>
              <mfenced open="∣" close="〉">
                <mrow>
                  <mover accent="true">
                    <mi>e</mi>
                    <mo stretchy="false">̄</mo>
                  </mover>
                </mrow>
              </mfenced>
              <mrow>
                <mrow>
                  <mi>j</mi>
                  <mo stretchy="false">=</mo>
                  <mn>2</mn>
                </mrow>
              </mrow>
            </msub>
            <mrow>
              <msub>
                <mi>x</mi>
                <mn>2</mn>
              </msub>
              <mo stretchy="false">+</mo>
              <msub>
                <mfenced open="〈" close="∣">
                  <mrow>
                    <mi>e</mi>
                  </mrow>
                </mfenced>
                <mrow>
                  <mrow>
                    <mi>i</mi>
                    <mo stretchy="false">=</mo>
                    <mi>i</mi>
                  </mrow>
                </mrow>
              </msub>
            </mrow>
            <msub>
              <mfenced open="∣" close="〉">
                <mrow>
                  <mover accent="true">
                    <mi>e</mi>
                    <mo stretchy="false">̄</mo>
                  </mover>
                </mrow>
              </mfenced>
              <mrow>
                <mrow>
                  <mi>j</mi>
                  <mo stretchy="false">=</mo>
                  <mo stretchy="false">⋮</mo>
                </mrow>
              </mrow>
            </msub>
            <mrow>
              <msub>
                <mi>x</mi>
                <mrow>
                  <mo stretchy="false">⋯</mo>
                </mrow>
              </msub>
              <mo stretchy="false">+</mo>
              <msub>
                <mfenced open="〈" close="∣">
                  <mrow>
                    <mi>e</mi>
                  </mrow>
                </mfenced>
                <mrow>
                  <mrow>
                    <mi>i</mi>
                    <mo stretchy="false">=</mo>
                    <mi>i</mi>
                  </mrow>
                </mrow>
              </msub>
            </mrow>
            <msub>
              <mfenced open="∣" close="〉">
                <mrow>
                  <mover accent="true">
                    <mi>e</mi>
                    <mo stretchy="false">̄</mo>
                  </mover>
                </mrow>
              </mfenced>
              <mrow>
                <mrow>
                  <mi>j</mi>
                  <mo stretchy="false">=</mo>
                  <mi>n</mi>
                </mrow>
              </mrow>
            </msub>
            <msub>
              <mi>x</mi>
              <mi>n</mi>
            </msub>
          </mrow>
        </mtd>
      </mtr>
    </mtable>
    <annotation encoding="StarMath 5.0">{bar x} _i = sum from j=1 to n ( {bold e}_i {bar bold e} _j ) x_j newline newline

{bar x}_i =

sum from j=1 to n

left ( matrix{
 . # . # . # . ##
 e_{i_1} # e_{i_2} # e_{i_3} # e_{i_4} ##
 . # . # . # . ##
 . # . # . # . }  right ) cdot

left ( matrix{
 {bar e}_{{j=1}_1} # {bar e}_{{j=2}_1} # {bar e}_{{j= dotsvert}_1} # {bar e}_{{j=n}_1} ##
 {bar e}_{{j=1}_2} # {bar e}_{{j=2}_2} # {bar e}_{{j= dotsvert}_2} # {bar e}_{{j=n}_2} ##
 {bar e}_{{j=1}_3} # {bar e}_{{j=2}_3} # {bar e}_{{j= dotsvert}_3} # {bar e}_{{j=n}_3} ##
 {bar e}_{{j=1}_4} # {bar e}_{{j=2}_4} # {bar e}_{{j= dotsvert}_4} # {bar e}_{{j=n}_4} } right ) cdot
 
x_{bold j(!)} newline newline

{bar x}_i 

= 

left ( matrix{
. left lline bar e right rangle _{j=1} #
. left lline bar e right rangle _{j=2} #
. left lline bar e right rangle _{j= dotsvert} #
. left lline bar e right rangle _{j=n} ##

left langle e right rline _{i=i} left lline bar e right rangle _{j=1} #
left langle e right rline _{i=i} left lline bar e right rangle _{j=2} #
left langle e right rline _{i=i} left lline bar e right rangle _{j= dotsvert} #
left langle e right rline _{i=i} left lline bar e right rangle _{j=n} ##

. left lline bar e right rangle _{j=1} #
. left lline bar e right rangle _{j=2} #
. left lline bar e right rangle _{j= dotsvert} #
. left lline bar e right rangle _{j=n} ##

. left lline bar e right rangle _{j=1} #
. left lline bar e right rangle _{j=2} #
. left lline bar e right rangle _{j= dotsvert} #
. left lline bar e right rangle _{j=n} } right )

cdot

left ( stack{x_{j=1} # x_{j=2} # x_{j= dotsaxis } # x_{j=n}}  right )  =

left langle e right rline _{i=i} left lline bar e right rangle _{j=1} x_1 +
left langle e right rline _{i=i} left lline bar e right rangle _{j=2} x_2 +
left langle e right rline _{i=i} left lline bar e right rangle _{j= dotsvert } x_{ dotsaxis} +
left langle e right rline _{i=i} left lline bar e right rangle _{j=n} x_n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01T16:36:02.225000000</meta:creation-date>
    <meta:generator>LibreOffice/4.1.4.2$Windows_x86 LibreOffice_project/0a0440ccc0227ad9829de5f46be37cfb6edcf72</meta:generator>
  </office:meta>
</office:document-meta>
</file>